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RKS OF THE LORD (68:1-2, 4-17, 2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ORKS OF THE LORD (68:1-2, 4-17, 2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Lord's punishment (68:1-2, 21-2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Lord's punishment (68:1-2, 21-2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scatters his enemies (68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slays his enemies (68:21-2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ORKS OF THE LORD (68:1-2, 4-17, 21-23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Lord's punishment (68:1-2, 21-2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Lord's power (68:4-1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Lord's power (68:4-14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Over the world (68:4, 7-9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Over the world (68:4, 7-9)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He rides the clouds (68:4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He shakes the land (68:7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He waters the land (68:9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Lord's power (68:4-14)<text:s text:c="1"/></text:span><text:span text:style-name="a510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Over the world (68:4, 7-9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Over his enemies (68:11-14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Over his people (68:5-6, 10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Over his people (68:5-6, 10)<text:s text:c="1"/></text:span><text:span text:style-name="a528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e defends orphans and widows (68:5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e places the lonely in families and frees prisoners (68:6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e provides for his people (68:1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The Lord's power (68:4-14)<text:s text:c="1"/></text:span><text:span text:style-name="a546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Over the world (68:4, 7-9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Over his enemies (68:11-1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Over his people (68:5-6, 10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THE WORKS OF THE LORD (68:1-2, 4-17, 21-23):<text:s text:c="1"/></text:span><text:span text:style-name="a564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Lord's punishment (68:1-2, 21-23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Lord's power (68:4-14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Lord's place (68:15-1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PSALM 68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THE WORKS OF THE LORD (68:1-2, 4-17, 21-2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WORSHIP OF THE LORD (68:3, 18-20, 24-35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THE WORSHIP OF THE LORD (68:3, 18-20, 24-35)<text:s text:c="1"/></text:span><text:span text:style-name="a597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praise to God (68:3, 19-20, 32-35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rocession of God (68:24-28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presentations to God (68:18, 29-3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PSALM 68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HE WORKS OF THE LORD (68:1-2, 4-17, 21-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WORSHIP OF THE LORD (68:3, 18-20, 24-35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8 </dc:title>
    <meta:initial-creator>David STRICKLAND</meta:initial-creator>
    <dc:creator>David STRICKLAND</dc:creator>
    <meta:creation-date>2020-02-23T23:19:38Z</meta:creation-date>
    <dc:date>2020-02-23T23:19:38Z</dc:date>
    <meta:template xlink:href="BibleStudy" xlink:type="simple"/>
    <meta:editing-cycles>1</meta:editing-cycles>
    <meta:editing-duration>PT0S</meta:editing-duration>
    <meta:document-statistic meta:paragraph-count="42" meta:word-count="370"/>
  </office:meta>
</office:document-meta>
</file>